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2.068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4.9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758cm" fo:keep-together="auto"/>
    </style:style>
    <style:style style:name="Table2" style:family="table">
      <style:table-properties style:width="31.988cm" fo:margin-left="-1.589cm" table:align="left" style:writing-mode="lr-tb"/>
    </style:style>
    <style:style style:name="Table2.A" style:family="table-column">
      <style:table-column-properties style:column-width="31.98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2.12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42cm"/>
    </style:style>
    <style:style style:name="Table3.H" style:family="table-column">
      <style:table-column-properties style:column-width="0.654cm"/>
    </style:style>
    <style:style style:name="Table3.I" style:family="table-column">
      <style:table-column-properties style:column-width="1.991cm"/>
    </style:style>
    <style:style style:name="Table3.J" style:family="table-column">
      <style:table-column-properties style:column-width="0.661cm"/>
    </style:style>
    <style:style style:name="Table3.K" style:family="table-column">
      <style:table-column-properties style:column-width="2.09cm"/>
    </style:style>
    <style:style style:name="Table3.L" style:family="table-column">
      <style:table-column-properties style:column-width="0.582cm"/>
    </style:style>
    <style:style style:name="Table3.M" style:family="table-column">
      <style:table-column-properties style:column-width="3.671cm"/>
    </style:style>
    <style:style style:name="Table3.N" style:family="table-column">
      <style:table-column-properties style:column-width="0.711cm"/>
    </style:style>
    <style:style style:name="Table3.O" style:family="table-column">
      <style:table-column-properties style:column-width="0.713cm"/>
    </style:style>
    <style:style style:name="Table3.P" style:family="table-column">
      <style:table-column-properties style:column-width="3.214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18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/>
    </style:style>
    <style:style style:name="P1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style:text-position="super 58%" fo:font-size="8pt" style:font-size-asian="8pt"/>
    </style:style>
    <style:style style:name="T13" style:family="text">
      <style:text-properties fo:font-style="italic" style:font-style-asian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>Range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7"><text:s text:c="10"/><text:span text:style-name="T11"><text:placeholder text:placeholder-type="text">&lt;get_copy(o.is_original,o.is_duplicate,o.is_triplicate,o.is_quadruplicate,o.is_extra)&gt;</text:placeholder></text:span></text:p>
            <text:p text:style-name="P17"/>
            <text:p text:style-name="P17"/>
            <text:p text:style-name="P18">No: <text:span text:style-name="T10"><text:placeholder text:placeholder-type="text">&lt;o.name or ''&gt;</text:placeholder></text:span></text:p>
            <text:p text:style-name="P18"><text:span text:style-name="T10">Date: </text:span><text:span text:style-name="T10"><text:placeholder text:placeholder-type="text">&lt;get_date(o.date) or ''&gt;</text:placeholder></text:span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2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3">Rate</text:p>
          </table:table-cell>
          <table:covered-table-cell/>
          <table:table-cell table:style-name="Table3.A1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5"><text:placeholder text:placeholder-type="text">&lt;o.manufacturer_id and (o.manufacturer_id.name).upper() or ''&gt;</text:placeholder></text:p>
          </table:table-cell>
          <table:table-cell table:style-name="Table3.A4" table:number-rows-spanned="3" office:value-type="string">
            <text:p text:style-name="P15"><text:placeholder text:placeholder-type="text">&lt;o.package_description and (o.package_description).upper() or ''&gt;</text:placeholder></text:p>
          </table:table-cell>
          <table:table-cell table:style-name="Table3.A4" table:number-rows-spanned="3" office:value-type="string">
            <text:p text:style-name="P15"><text:placeholder text:placeholder-type="text">&lt;round(o.gross_weight,2)&gt;</text:placeholder> KGS / <text:placeholder text:placeholder-type="text">&lt;round(o.net_weight,2)&gt;</text:placeholder></text:p>
          </table:table-cell>
          <table:table-cell table:style-name="Table3.A4" table:number-rows-spanned="3" office:value-type="string">
            <text:p text:style-name="P15"><text:placeholder text:placeholder-type="text">&lt;o.marks_package and (o.marks_package).upper() or ''&gt;</text:placeholder></text:p>
          </table:table-cell>
          <table:table-cell table:style-name="Table3.A4" table:number-rows-spanned="3" office:value-type="string">
            <text:p text:style-name="P15"><text:placeholder text:placeholder-type="text">&lt;round(o.quantity,2)&gt;</text:placeholder></text:p>
          </table:table-cell>
          <table:table-cell table:style-name="Table3.A4" table:number-rows-spanned="3" office:value-type="string">
            <text:p text:style-name="P15"><text:placeholder text:placeholder-type="text">&lt;o.description_goods and (o.description_goods).upper()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5">Inv:<text:placeholder text:placeholder-type="text">&lt;o.invoice_no_id.number&gt;</text:placeholder></text:p>
            <text:p text:style-name="P15">DT:<text:placeholder text:placeholder-type="text">&lt;get_date(o.invoiced_date)&gt;</text:placeholder></text:p>
            <text:p text:style-name="P15"/>
            <text:p text:style-name="P15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5"><text:placeholder text:placeholder-type="text">&lt;o.remarks and (o.remarks).upper() or ''&gt;</text:placeholder></text:p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6">USD <text:placeholder text:placeholder-type="text">&lt;get_amount(round(o.value * 0.0157831,2))[0]&gt;</text:placeholder></text:p>
            <text:p text:style-name="P16">Rs. <text:s/><text:placeholder text:placeholder-type="text">&lt;get_amount(round(o.value,2))[0]&gt;</text:placeholder></text:p>
            <text:p text:style-name="P16"/>
          </table:table-cell>
          <table:table-cell table:style-name="Table3.M4" table:number-rows-spanned="2" office:value-type="string">
            <text:p text:style-name="P15"><text:placeholder text:placeholder-type="text">&lt;get_amount(round(o.value * 0.0157831,2))[1]&gt;</text:placeholder></text:p>
            <text:p text:style-name="P15"><text:placeholder text:placeholder-type="text">&lt;get_amount(round(o.value,2))[1]&gt;</text:placeholder><text:soft-page-break/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5"><text:s/><text:placeholder text:placeholder-type="text">&lt;get_amount(round(o.rebate_claimed_amt,2))[0]&gt;</text:placeholder></text:p>
          </table:table-cell>
          <table:table-cell table:style-name="Table3.A4" table:number-rows-spanned="2" office:value-type="string">
            <text:p text:style-name="P15"><text:placeholder text:placeholder-type="text">&lt;get_amount(round(o.rebate_claimed_amt,2))[1]&gt;</text:placeholder></text:p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5"><text:placeholder text:placeholder-type="text">&lt;o.excise_duty_id.description&gt;</text:placeholder>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6">USD <text:placeholder text:placeholder-type="text">&lt;get_amount(round(o.amount_usd,2))[0]&gt;</text:placeholder></text:p>
            <text:p text:style-name="P16">Rs. <text:s text:c="2"/><text:placeholder text:placeholder-type="text">&lt;get_amount(round(o.amount_inr,2))[0]&gt;</text:placeholder></text:p>
            <text:p text:style-name="P16"/>
          </table:table-cell>
          <table:table-cell table:style-name="Table3.M4" office:value-type="string">
            <text:p text:style-name="P15"><text:placeholder text:placeholder-type="text">&lt;get_amount(round(o.amount_usd,2))[1]&gt;</text:placeholder><text:placeholder text:placeholder-type="text">&lt;get_amount(round(o.amount_inr,2))[1]&gt;</text:placeholder>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4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2">th</text:span><text:span text:style-name="T8"> June 2001 issued under Rule 18 of Central Excise (No.2) Rules, 2001; (c) availing facility / without availing facility under Notification No. 43/2001 Central Excise (N.T) dated 26</text:span><text:span text:style-name="T12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75cm" svg:y="0.012cm" svg:width="13.695cm" svg:height="0.88cm" draw:z-index="0"><draw:text-box><text:p text:style-name="P11">Signature of owner or his authorized agent with date</text:p><text:p text:style-name="P10">Name in Block Letters and Designation (SEAL)</text:p></draw:text-box></draw:frame></text:p>
            <text:p text:style-name="P5"/>
            <text:p text:style-name="P1"/>
            <text:p text:style-name="P10">*<text:span text:style-name="T13">Strike out whichever is not applicable.</text:span></text:p>
            <text:p text:style-name="P10">*<text:span text:style-name="T13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8cm" fo:page-height="25.4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09T22:41:32</dc:date>
    <meta:editing-duration>PT9H2S</meta:editing-duration>
    <meta:editing-cycles>110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6" meta:character-count="3309" meta:non-whitespace-character-count="2923"/>
  </office:meta>
</office:document-meta>
</file>